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871" officeooo:paragraph-rsid="001ce871"/>
    </style:style>
    <style:style style:name="P2" style:family="paragraph" style:parent-style-name="Standard">
      <style:text-properties officeooo:rsid="001d3ee3" officeooo:paragraph-rsid="001d3ee3"/>
    </style:style>
    <style:style style:name="P3" style:family="paragraph" style:parent-style-name="Standard" style:list-style-name="L1">
      <style:text-properties officeooo:rsid="001d3ee3" officeooo:paragraph-rsid="001d3ee3"/>
    </style:style>
    <style:style style:name="P4" style:family="paragraph" style:parent-style-name="Standard" style:list-style-name="L1">
      <style:text-properties officeooo:rsid="001a066a" officeooo:paragraph-rsid="001a066a"/>
    </style:style>
    <style:style style:name="P5" style:family="paragraph" style:parent-style-name="Standard" style:list-style-name="L2">
      <style:text-properties officeooo:rsid="001a066a" officeooo:paragraph-rsid="001a066a"/>
    </style:style>
    <style:style style:name="P6" style:family="paragraph" style:parent-style-name="Standard" style:list-style-name="L2">
      <style:text-properties officeooo:rsid="001b2e9d" officeooo:paragraph-rsid="001b2e9d"/>
    </style:style>
    <style:style style:name="P7" style:family="paragraph" style:parent-style-name="Standard" style:list-style-name="L2">
      <style:text-properties officeooo:rsid="001ce871" officeooo:paragraph-rsid="001ce871"/>
    </style:style>
    <style:style style:name="P8" style:family="paragraph" style:parent-style-name="Standard" style:list-style-name="L1">
      <style:text-properties fo:color="#0066b3" officeooo:rsid="001dd62d" officeooo:paragraph-rsid="001dd62d"/>
    </style:style>
    <style:style style:name="T1" style:family="text">
      <style:text-properties officeooo:rsid="001ce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87360794" text:style-name="L1">
        <text:list-item>
          <text:p text:style-name="P3">Made compleatly on linux(vim).</text:p>
        </text:list-item>
        <text:list-item>
          <text:p text:style-name="P3">Codeblocks testing is still not done(may not work).</text:p>
        </text:list-item>
        <text:list-item>
          <text:p text:style-name="P8">Rolls of every teammate:</text:p>
          <text:list>
            <text:list-item>
              <text:p text:style-name="P8">Deepakshi Mathur:</text:p>
            </text:list-item>
            <text:list-item>
              <text:p text:style-name="P8">D. Sai Krishna Kartik</text:p>
            </text:list-item>
            <text:list-item>
              <text:p text:style-name="P8">Salil Saxena</text:p>
            </text:list-item>
            <text:list-item>
              <text:p text:style-name="P8">Vidushi Bansal</text:p>
            </text:list-item>
          </text:list>
        </text:list-item>
        <text:list-item>
          <text:p text:style-name="P3">A description of the project:</text:p>
        </text:list-item>
      </text:list>
      <text:p text:style-name="P2"/>
      <text:list xml:id="list10945728425136" text:continue-numbering="true" text:style-name="L1">
        <text:list-item>
          <text:p text:style-name="P4">The project contains the folwoing files: </text:p>
        </text:list-item>
      </text:list>
      <text:list xml:id="list356039392" text:style-name="L2">
        <text:list-item>
          <text:p text:style-name="P5">def.h: caontains all the structres</text:p>
        </text:list-item>
        <text:list-item>
          <text:p text:style-name="P6">helper.h: contains all the helper functions <text:span text:style-name="T1">O(n){no_column}</text:span></text:p>
        </text:list-item>
        <text:list-item>
          <text:p text:style-name="P7">insert_del.h: contains all the cell changing and cell/columsn deletion functions O(n){n*k}</text:p>
        </text:list-item>
        <text:list-item>
          <text:p text:style-name="P7">print.h: contains printing functions O(n**2)</text:p>
        </text:list-item>
        <text:list-item>
          <text:p text:style-name="P7">search.h: search functions O(n**2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4:09:12.630121631</meta:creation-date>
    <dc:date>2020-05-01T01:09:45.312639931</dc:date>
    <meta:editing-duration>PT12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3" meta:character-count="514" meta:non-whitespace-character-count="458"/>
  </office:meta>
</office:document-meta>
</file>